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ursday lecture first 10 minutes</text:p>
      <text:p text:style-name="Standard"/>
      <text:p text:style-name="Standard"><text:span text:style-name="Source_20_Text">806 % 338 = 130</text:span></text:p>
      <text:p text:style-name="Standard"><text:span text:style-name="Source_20_Text">338 % 130 = 78</text:span></text:p>
      <text:p text:style-name="Standard"><text:span text:style-name="Source_20_Text">130 % 78 = 52</text:span></text:p>
      <text:p text:style-name="Standard"><text:span text:style-name="Source_20_Text">78 % 52 = 26</text:span></text:p>
      <text:p text:style-name="Standard"><text:span text:style-name="Source_20_Text">52 % 26 = 0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4T11:31:11</meta:creation-date>
    <meta:generator>OpenOffice.org/3.2$Unix OpenOffice.org_project/320m19$Build-9505</meta:generator>
    <dc:date>2010-09-16T14:01:15</dc:date>
    <dc:creator>Sandy Maguire</dc:creator>
    <meta:editing-duration>PT00H10M26S</meta:editing-duration>
    <meta:editing-cycles>4</meta:editing-cycles>
    <meta:document-statistic meta:table-count="0" meta:image-count="0" meta:object-count="0" meta:page-count="1" meta:paragraph-count="6" meta:word-count="30" meta:character-count="98"/>
  </office:meta>
</office:document-meta>
</file>